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14pt" style:font-size-asian="14pt" style:font-size-complex="14pt"/>
    </style:style>
    <style:style style:name="P2" style:family="paragraph" style:parent-style-name="Standard">
      <style:text-properties style:font-name="Nimbus Mono L" fo:font-size="14pt" style:text-underline-style="none" style:font-size-asian="14pt" style:font-size-complex="14pt"/>
    </style:style>
    <style:style style:name="P3" style:family="paragraph" style:parent-style-name="Standard">
      <style:text-properties fo:color="#000000" style:font-name="Nimbus Mono L" fo:font-size="14pt" style:text-underline-style="none" style:font-size-asian="14pt" style:font-size-complex="14pt"/>
    </style:style>
    <style:style style:name="P4" style:family="paragraph" style:parent-style-name="Standard">
      <style:text-properties fo:color="#ff0000" style:font-name="Nimbus Mono L" fo:font-size="14pt" style:text-underline-style="none" style:font-size-asian="14pt" style:font-size-complex="14pt"/>
    </style:style>
    <style:style style:name="P5" style:family="paragraph" style:parent-style-name="Standard">
      <style:text-properties fo:color="#ff0000" style:font-name="Nimbus Mono L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0000" style:font-name="Nimbus Mono L" fo:font-size="14pt" style:font-size-asian="14pt" style:font-size-complex="14pt"/>
    </style:style>
    <style:style style:name="P7" style:family="paragraph" style:parent-style-name="Standard">
      <style:text-properties fo:color="#ff0000" style:font-name="Nimbus Mono 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Nimbus Mono L" fo:font-size="14pt" style:font-size-asian="14pt" style:font-size-complex="14pt"/>
    </style:style>
    <style:style style:name="P9" style:family="paragraph" style:parent-style-name="Standard">
      <style:text-properties style:font-name="Nimbus Mono L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style:font-name="Nimbus Mono 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Nimbus Mono L" fo:font-size="12pt" style:font-size-asian="12pt" style:font-size-complex="12pt"/>
    </style:style>
    <style:style style:name="P12" style:family="paragraph" style:parent-style-name="Standard">
      <style:text-properties fo:color="#008000" style:font-name="Nimbus Mono L" fo:font-size="14pt" style:font-size-asian="14pt" style:font-size-complex="14pt"/>
    </style:style>
    <style:style style:name="P13" style:family="paragraph" style:parent-style-name="Standard">
      <style:text-properties fo:color="#000000" style:font-name="Nimbus Mono L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Nimbus Mono L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color="#000000" style:font-name="Nimbus Mono L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font-name="Nimbus Mono L" fo:font-size="14pt" style:font-size-asian="14pt" style:font-size-complex="14pt"/>
    </style:style>
    <style:style style:name="T6" style:family="text">
      <style:text-properties style:font-name="Nimbus Mono L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se: Carta</text:p>
      <text:p text:style-name="P1"/>
      <text:p text:style-name="P1"><text:span text:style-name="T1">Carta</text:span> (int valor, tipuscoll coll) Carta</text:p>
      <text:p text:style-name="P1">Retorna una nova carta de valor i coll.</text:p>
      <text:p text:style-name="P1"><text:span text:style-name="T1"/></text:p>
      <text:p text:style-name="P1"><text:span text:style-name="T1">getValor</text:span> () int valor</text:p>
      <text:p text:style-name="P1">Retorna el valor d'una carta (de 1 a 13 no?)</text:p>
      <text:p text:style-name="P1"/>
      <text:p text:style-name="P1"><text:span text:style-name="T1">getColl</text:span> () tipuscoll coll</text:p>
      <text:p text:style-name="P1">Retorna el coll d'una carta</text:p>
      <text:p text:style-name="P1"/>
      <text:p text:style-name="P1"><text:span text:style-name="T1">getColor</text:span> () tipuscolor color</text:p>
      <text:p text:style-name="P1">Retorna el color d'una carta</text:p>
      <text:p text:style-name="P1"/>
      <text:p text:style-name="P6">Notes: En principi és trivial i tots l'hauríem de fer servir.</text:p>
      <text:p text:style-name="P1"/>
      <text:p text:style-name="P9">Classe: MàDeCartes</text:p>
      <text:p text:style-name="P1"/>
      <text:p text:style-name="P1"><text:span text:style-name="T1">MàDeCartes</text:span> (bool baralla) MàDeCartes</text:p>
      <text:p text:style-name="P1">Retorna un nou objecte MàDeCartes sense cap carta a excepció que baralla sigui cert, que crea una MàDeCartes amb totes les cartes de la baralla.</text:p>
      <text:p text:style-name="P1"><text:span text:style-name="T1"/></text:p>
      <text:p text:style-name="P1"><text:span text:style-name="T1">getCartes</text:span> () Carta []</text:p>
      <text:p text:style-name="P1">Retorna el vector de cartes que conté</text:p>
      <text:p text:style-name="P1"><text:span text:style-name="T7"/></text:p>
      <text:p text:style-name="P1"><text:span text:style-name="T1">afegirCarta</text:span>(Carta c) MàDeCartes</text:p>
      <text:p text:style-name="P1">Retorna una mà de cartes resultat d'afegir la carta c a la mà actual de cartes.</text:p>
      <text:p text:style-name="P1"/>
      <text:p text:style-name="P1"><text:span text:style-name="T1">treureCarta</text:span>(Carta c) MàDeCartes</text:p>
      <text:p text:style-name="P1">Retorna una mà de cartes resultat de treure la carta c a la mà actual de cartes.</text:p>
      <text:p text:style-name="P1"/>
      <text:p text:style-name="P1"><text:span text:style-name="T1">operator + </text:span>(MàDeCartes a, MàDeCartes b) MàDeCartes</text:p>
      <text:p text:style-name="P1">Retorna una mà de cartes que conté la unió de les mans <text:span text:style-name="T2">a</text:span><text:span text:style-name="T7"> i </text:span><text:span text:style-name="T2">b</text:span><text:span text:style-name="T7">. No té sentit parlar de repeticions de cartes.</text:span></text:p>
      <text:p text:style-name="P1"><text:span text:style-name="T7"/></text:p>
      <text:p text:style-name="P12"><text:span text:style-name="T7">Específic pòquer:</text:span></text:p>
      <text:p text:style-name="P1"><text:span text:style-name="T1">getMillorJugada</text:span> () MàDeCartes</text:p>
      <text:p text:style-name="P1">Retorna la millor mà de 5 cartes. Només aplicable a mans de 7 cartes en principi</text:p>
      <text:p text:style-name="P1"/>
      <text:p text:style-name="P1"><text:span text:style-name="T1">avaluarJugada</text:span> () int</text:p>
      <text:p text:style-name="P1">Retorna el valor numèric associat a la jugada per apoder <text:soft-page-break/>comparar amb altres jugades.</text:p>
      <text:p text:style-name="P1"><text:span text:style-name="T7"/></text:p>
      <text:p text:style-name="P6">Notes: Classe a compartir. Aventuro que cada grup l'estendrà mitjançant un controlador per afegir funcions que necessitin (calcular valor els del BlackJack o trobar cartes “sueltes” (sense combinar) els del Rummy).</text:p>
      <text:p text:style-name="P1"/>
      <text:p text:style-name="P1"/>
      <text:p text:style-name="P9">Classe: Partida</text:p>
      <text:p text:style-name="P1"/>
      <text:p text:style-name="P1"><text:span text:style-name="T1">Partida</text:span> (Jugador [] llista_jugadors_ordenats, int diners, int apostaMàxima, int MaxMans) Partida</text:p>
      <text:p text:style-name="P1">Crea una nova partida amb la seva baralla completa i crea també les instàncies de participants associats a la partida inicialitzant:</text:p>
      <text:p text:style-name="P1"><text:tab/>torn: 1, ronda: 1, apostaMàxima: apostaMàxima, mansJugades: 0, dinersInicials: diners, maxMans: maxMans</text:p>
      <text:p text:style-name="P1"><text:tab/>Cada participant</text:p>
      <text:p text:style-name="P1"><text:tab/><text:tab/>ordre: situació en la llista</text:p>
      <text:p text:style-name="P1"><text:tab/><text:tab/>diners: diners</text:p>
      <text:p text:style-name="P1"><text:tab/><text:tab/>va: true</text:p>
      <text:p text:style-name="P1"><text:tab/><text:tab/>preparat: false</text:p>
      <text:p text:style-name="P1"><text:tab/><text:tab/>apostaAct: 0</text:p>
      <text:p text:style-name="P1"><text:span text:style-name="T7"/></text:p>
      <text:p text:style-name="P1"><text:span text:style-name="T1">obtenirParticipantActual</text:span>() Participant</text:p>
      <text:p text:style-name="P1">Retorna el participant actual (el que té el torn).</text:p>
      <text:p text:style-name="P1"/>
      <text:p text:style-name="P1"><text:span text:style-name="T1">apostarParticipant</text:span>(int diners, Participant p)</text:p>
      <text:p text:style-name="P1">Aposta la quantitat al participant. Avança de jugador també.</text:p>
      <text:p text:style-name="P1"/>
      <text:p text:style-name="P1"><text:span text:style-name="T1">retiraParticipant</text:span>(Participant p)</text:p>
      <text:p text:style-name="P1">Retira el participant de la ronda. Avança de jugador també.</text:p>
      <text:p text:style-name="P1"/>
      <text:p text:style-name="P1"><text:span text:style-name="T1">obtenirMínimaApostaRonda</text:span>() int</text:p>
      <text:p text:style-name="P1">Retorna l'aposta que s'ha d'igualar per a continuar a la partida.</text:p>
      <text:p text:style-name="P1"/>
      <text:p text:style-name="P1"><text:span text:style-name="T1">getApostaMàxima</text:span>() int</text:p>
      <text:p text:style-name="P1">Retorna l'aposta màxima de la partida (si no hi ha límit és infinit).</text:p>
      <text:p text:style-name="P1"/>
      <text:p text:style-name="P1"><text:span text:style-name="T1">getMaxMans</text:span>() int</text:p>
      <text:p text:style-name="P1">Retorna el nombre màxim de mans.</text:p>
      <text:p text:style-name="P1"/>
      <text:p text:style-name="P1"><text:span text:style-name="T1">getParticipants</text:span>() Participant []</text:p>
      <text:p text:style-name="P1"><text:soft-page-break/>Retorna la llista d'objectes participant</text:p>
      <text:p text:style-name="P1"/>
      <text:p text:style-name="P1"><text:span text:style-name="T1">getCartesTaula</text:span>() MàDeCartes</text:p>
      <text:p text:style-name="P1">Retorna les cartes vistes</text:p>
      <text:p text:style-name="P1"/>
      <text:p text:style-name="P1"><text:span text:style-name="T1">getCartesBaralla</text:span>() MàDeCartes</text:p>
      <text:p text:style-name="P1">Retorna les cartes de la baralla</text:p>
      <text:p text:style-name="P1"/>
      <text:p text:style-name="P1"><text:span text:style-name="T9">Classe: Participant</text:span></text:p>
      <text:p text:style-name="P1"/>
      <text:p text:style-name="P1"><text:span text:style-name="T1">Participant</text:span> (Jugador j, Partida p, int ordre) Participant</text:p>
      <text:p text:style-name="P1">Crea un nou participant d'un jugador i d'una partida. Ordre indica l'ordre en la partida actual.</text:p>
      <text:p text:style-name="P1"/>
      <text:p text:style-name="P10"/>
      <text:p text:style-name="P1"><text:span text:style-name="T1">MínimaAposta</text:span> () int</text:p>
      <text:p text:style-name="P1">Retorna la mínima aposta que ha de fer aquest participant per a seguir en la ronda (pot ser 0 per exemple en el cas de un all-in anterior).</text:p>
      <text:p text:style-name="P1"/>
      <text:p text:style-name="P1"><text:span text:style-name="T1">MàximaAposta</text:span> () int</text:p>
      <text:p text:style-name="P1">Retorna la màxima aposta que pot fer aquest participant. (Pot ser 0)</text:p>
      <text:p text:style-name="P1"/>
      <text:p text:style-name="P10">getJugador<text:span text:style-name="T8">() Jugador</text:span></text:p>
      <text:p text:style-name="P10"><text:span text:style-name="T8">Retorna el jugador associat al participant.</text:span></text:p>
      <text:p text:style-name="P10"/>
      <text:p text:style-name="P10">set/get ready</text:p>
      <text:p text:style-name="P10">set/get va</text:p>
      <text:p text:style-name="P10">set/get apostaAct</text:p>
      <text:p text:style-name="P10">set/get diners</text:p>
      <text:p text:style-name="P10">set/get cartes</text:p>
      <text:p text:style-name="P7">No crec útil fer milers de funcions aquí. Millor un accés directe als membres de la classe.</text:p>
      <text:p text:style-name="P10"><text:span text:style-name="T5"/></text:p>
      <text:p text:style-name="P10"><text:span text:style-name="T5"/></text:p>
      <text:p text:style-name="P1"><text:span text:style-name="T9">Classe: Jugador</text:span></text:p>
      <text:p text:style-name="P1"/>
      <text:p text:style-name="P1"><text:span text:style-name="T1">Jugador</text:span> (string nom) Jugador</text:p>
      <text:p text:style-name="P1">Crea un nou jugador amb nom “nom”.</text:p>
      <text:p text:style-name="P1"/>
      <text:p text:style-name="P1"><text:span text:style-name="T1">GetTipusJugador</text:span> () TipusJugador</text:p>
      <text:p text:style-name="P1">Retorna el tipus de jugador (huma o machine)</text:p>
      <text:p text:style-name="P1"/>
      <text:p text:style-name="P1"><text:span text:style-name="T1">getNom</text:span>() string</text:p>
      <text:p text:style-name="P1">Retorna el nom del jugador</text:p>
      <text:p text:style-name="P1"><text:soft-page-break/></text:p>
      <text:p text:style-name="P1"><text:span text:style-name="T1">set/getAvatar</text:span> (string)</text:p>
      <text:p text:style-name="P1">Set o get el avatar del jugador.</text:p>
      <text:p text:style-name="P13"><text:span text:style-name="T5"/></text:p>
      <text:p text:style-name="P1"><text:span text:style-name="T9">Classe: JugadorHumà</text:span></text:p>
      <text:p text:style-name="P1"/>
      <text:p text:style-name="P1"><text:span text:style-name="T1">JugadorHumà</text:span> (string nom, string password) JugadorHumà</text:p>
      <text:p text:style-name="P1">Crea un nou jugador humà amb nom i password.</text:p>
      <text:p text:style-name="P1"/>
      <text:p text:style-name="P1"/>
      <text:p text:style-name="P1"><text:span text:style-name="T9">Classe: JugadorCPU</text:span></text:p>
      <text:p text:style-name="P1"/>
      <text:p text:style-name="P1"><text:span text:style-name="T1">JugadorCPU</text:span> (string nom, ...) JugadorCPU</text:p>
      <text:p text:style-name="P1">A vere qui té ous de definir el sistema de regles.</text:p>
      <text:p text:style-name="P1"/>
      <text:p text:style-name="P1">(...)</text:p>
      <text:p text:style-name="P1"/>
      <text:p text:style-name="P1"/>
      <text:p text:style-name="P13"/>
      <text:p text:style-name="P13"/>
      <text:p text:style-name="P15">Implementació de Partida (parcial i guia pel futur)</text:p>
      <text:p text:style-name="P13"/>
      <text:p text:style-name="P5">Nota: ens vam deixar l'atribut de mínima aposta de la ronda oi? En el seu lloc hi ha un apostaMàxima (mira UML)! Assumeixo que també existeix apostaMínimaRonda</text:p>
      <text:p text:style-name="P5"/>
      <text:p text:style-name="P11"><text:span text:style-name="T1">obtenirParticipantActual</text:span>() Participant {</text:p>
      <text:p text:style-name="P11"><text:s/>for each Participant pa in this.participants do</text:p>
      <text:p text:style-name="P11"><text:s text:c="2"/>if (pa.ordre == this.torn)</text:p>
      <text:p text:style-name="P11"><text:s text:c="3"/>retorna pa</text:p>
      <text:p text:style-name="P11"><text:s text:c="2"/>fisi</text:p>
      <text:p text:style-name="P11"><text:s/>loop</text:p>
      <text:p text:style-name="P11">}</text:p>
      <text:p text:style-name="P11"/>
      <text:p text:style-name="P11"><text:span text:style-name="T1">apostarParticipant</text:span>(int diners, Participant p) {</text:p>
      <text:p text:style-name="P11"><text:s/>p.setDiners(p.getDiners() - diners);</text:p>
      <text:p text:style-name="P11"><text:s/>p.setapostaAct (p.getapostaAct () + diners);</text:p>
      <text:p text:style-name="P11"><text:s/>p.setReady(true);</text:p>
      <text:p text:style-name="P11"/>
      <text:p text:style-name="P11"><text:s/>if (this.apostaMínimaRonda &lt; p.apostaAct) {</text:p>
      <text:p text:style-name="P11"><text:s text:c="3"/>// El jugador ha pujat, posem a no ready els que van</text:p>
      <text:p text:style-name="P11"><text:s text:c="3"/>for each Participant pa in this.participants do</text:p>
      <text:p text:style-name="P11"><text:s text:c="4"/>if (pa.getVa()) pa.setReady(false);</text:p>
      <text:p text:style-name="P11"><text:s text:c="3"/>loop</text:p>
      <text:p text:style-name="P11"><text:s/>}</text:p>
      <text:p text:style-name="P11"/>
      <text:p text:style-name="P11"><text:s/>// Avancem de jugador (saltant els que no van clar)</text:p>
      <text:p text:style-name="P11"><text:s/>do</text:p>
      <text:p text:style-name="P11"><text:s text:c="2"/>this.torn = (this.torn + 1) % this.participants.size()</text:p>
      <text:p text:style-name="P11"><text:s/>loop while (not this.obtenirParticipantActual().getVa)</text:p>
      <text:p text:style-name="P11"/>
      <text:p text:style-name="P11"><text:s/>// Comprovem si ha finalitzat la ronda/partida</text:p>
      <text:p text:style-name="P11"><text:s/>// cridant a una funció privada. Repartirà les cartes si s'escau</text:p>
      <text:p text:style-name="P11"><text:s/>bool ready = true;</text:p>
      <text:p text:style-name="P11"><text:s/>for each Participant pa in this.participants do</text:p>
      <text:p text:style-name="P11"><text:s text:c="2"/>ready = ready AND pa.getReady();</text:p>
      <text:p text:style-name="P11"><text:s/>loop</text:p>
      <text:p text:style-name="P11"/>
      <text:p text:style-name="P11"><text:s/>if (ready) this.CanviDeRonda();</text:p>
      <text:p text:style-name="P11">}</text:p>
      <text:p text:style-name="P11"/>
      <text:p text:style-name="P11"><text:span text:style-name="T1">retiraParticipant</text:span>(Participant p) {</text:p>
      <text:p text:style-name="P11"><text:s/>p.setReady(true);</text:p>
      <text:p text:style-name="P11"><text:s/>p.setVa(false);</text:p>
      <text:p text:style-name="P11"/>
      <text:p text:style-name="P11"><text:s/>// Comprovem si ha finalitzat la ronda/partida</text:p>
      <text:p text:style-name="P11"><text:s/>// cridant a una funció privada. Repartirà les cartes si s'escau</text:p>
      <text:p text:style-name="P11"><text:s/>bool ready = true;</text:p>
      <text:p text:style-name="P11"><text:s/>for each Participant pa in this.participants do</text:p>
      <text:p text:style-name="P11"><text:s text:c="2"/>ready = ready AND pa.getReady();</text:p>
      <text:p text:style-name="P11"><text:s/>loop</text:p>
      <text:p text:style-name="P11"/>
      <text:p text:style-name="P11"><text:s/>if (ready) this.CanviDeRonda();</text:p>
      <text:p text:style-name="P11"><text:soft-page-break/>}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22T00:59:03</meta:creation-date>
    <dc:date>2010-03-22T17:48:51</dc:date>
    <dc:creator>David Fandos</dc:creator>
    <meta:editing-duration>PT02H55M39S</meta:editing-duration>
    <meta:editing-cycles>89</meta:editing-cycles>
    <meta:generator>OpenOffice.org/3.1$Linux OpenOffice.org_project/310m19$Build-9420</meta:generator>
    <meta:document-statistic meta:table-count="0" meta:image-count="0" meta:object-count="0" meta:page-count="6" meta:paragraph-count="128" meta:word-count="781" meta:character-count="5102"/>
  </office:meta>
</office:document-meta>
</file>